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/>
    <style:font-face style:name="Times New Roman" svg:font-family="'Times New Roman'" style:font-family-generic="roman"/>
    <style:font-face style:name="Times New Roman2" svg:font-family="'Times New Roman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hyphenation-ladder-count="no-limit"/>
      <style:text-properties style:font-name="Times New Roman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2" style:family="paragraph" style:parent-style-name="Standard">
      <style:paragraph-properties fo:hyphenation-ladder-count="no-limit"/>
      <style:text-properties style:use-window-font-color="true" style:font-name="Times New Roman1" fo:font-size="12pt" fo:language="ru" fo:country="RU" fo:font-weight="normal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true" fo:hyphenation-remain-char-count="2" fo:hyphenation-push-char-count="2"/>
    </style:style>
    <style:style style:name="P3" style:family="paragraph" style:parent-style-name="Standard" style:master-page-name="">
      <style:paragraph-properties fo:text-align="center" style:justify-single-word="false" fo:hyphenation-ladder-count="no-limit" style:page-number="auto"/>
      <style:text-properties style:font-name="Times New Roman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T1" style:family="text">
      <style:text-properties officeooo:rsid="000d1b95"/>
    </style:style>
    <style:style style:name="T2" style:family="text">
      <style:text-properties officeooo:rsid="000f15b6"/>
    </style:style>
    <style:style style:name="T3" style:family="text">
      <style:text-properties officeooo:rsid="000ffced"/>
    </style:style>
    <style:style style:name="T4" style:family="text">
      <style:text-properties officeooo:rsid="0011e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истема управления РПК. </text:p>
      <text:p text:style-name="P1">Приложение <text:span text:style-name="T2">7_</text:span><text:span text:style-name="T3">3</text:span>. <text:span text:style-name="T1">Модули. РПК. </text:span><text:span text:style-name="T3">Протокол </text:span><text:span text:style-name="T4">обмена </text:span><text:span text:style-name="T3">устройств РПК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/>
    <style:font-face style:name="Times New Roman" svg:font-family="'Times New Roman'" style:font-family-generic="roman"/>
    <style:font-face style:name="Times New Roman2" svg:font-family="'Times New Roman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_20_text" style:display-name="footnote text" style:family="paragraph" style:default-outline-level="">
      <style:paragraph-properties fo:margin-left="0cm" fo:margin-right="0cm" fo:margin-top="0cm" fo:margin-bottom="0.353cm" style:contextual-spacing="false" fo:text-align="start" style:justify-single-word="false" fo:orphans="2" fo:widows="2" fo:text-indent="0cm" style:auto-text-indent="false" style:vertical-align="auto"/>
      <style:text-properties style:font-name="Calibri" fo:font-size="10pt" fo:language="ru" fo:country="RU" style:font-size-asian="10pt" style:language-asian="en" style:country-asian="US" style:font-name-complex="Times New Roman2" style:font-size-complex="10pt" style:language-complex="ar" style:country-complex="SA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line-height="100%"/>
      <style:text-properties style:font-name="Times New Roman1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w-headlin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Sh</meta:initial-creator>
    <meta:creation-date>2012-12-21T10:02:00</meta:creation-date>
    <dc:date>2013-04-04T14:34:25</dc:date>
    <meta:editing-cycles>66</meta:editing-cycles>
    <meta:editing-duration>PT3H50M36S</meta:editing-duration>
    <meta:generator>LibreOffice/4.0.1.2$Linux_X86_64 LibreOffice_project/84102822e3d61eb989ddd325abf1ac077904985</meta:generator>
    <dc:creator>ilja </dc:creator>
    <meta:printed-by>ilja </meta:printed-by>
    <meta:print-date>2013-03-26T12:20:22</meta:print-date>
    <meta:document-statistic meta:table-count="0" meta:image-count="0" meta:object-count="0" meta:page-count="1" meta:paragraph-count="2" meta:word-count="11" meta:character-count="83" meta:non-whitespace-character-count="73"/>
    <meta:user-defined meta:name="Operator">DmitrySh</meta:user-defined>
  </office:meta>
</office:document-meta>
</file>